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81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43.0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erial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Stra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95.4121" calcext:value-type="float">
            <text:p>9095.4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85" calcext:value-type="float">
            <text:p>-4.9985</text:p>
          </table:table-cell>
          <table:table-cell office:value-type="float" office:value="9090.5361" calcext:value-type="float">
            <text:p>9090.5361</text:p>
          </table:table-cell>
          <table:table-cell office:value-type="float" office:value="-0.0003" calcext:value-type="float">
            <text:p>-0.0003</text:p>
          </table:table-cell>
        </table:table-row>
        <table:table-row table:style-name="ro1">
          <table:table-cell office:value-type="float" office:value="-9.997" calcext:value-type="float">
            <text:p>-9.997</text:p>
          </table:table-cell>
          <table:table-cell office:value-type="float" office:value="9086.1367" calcext:value-type="float">
            <text:p>9086.1367</text:p>
          </table:table-cell>
          <table:table-cell office:value-type="float" office:value="-0.0006" calcext:value-type="float">
            <text:p>-0.0006</text:p>
          </table:table-cell>
        </table:table-row>
        <table:table-row table:style-name="ro1">
          <table:table-cell office:value-type="float" office:value="-14.9956" calcext:value-type="float">
            <text:p>-14.9956</text:p>
          </table:table-cell>
          <table:table-cell office:value-type="float" office:value="9095.6289" calcext:value-type="float">
            <text:p>9095.6289</text:p>
          </table:table-cell>
          <table:table-cell office:value-type="float" office:value="-0.0009" calcext:value-type="float">
            <text:p>-0.0009</text:p>
          </table:table-cell>
        </table:table-row>
        <table:table-row table:style-name="ro1">
          <table:table-cell office:value-type="float" office:value="-19.9941" calcext:value-type="float">
            <text:p>-19.9941</text:p>
          </table:table-cell>
          <table:table-cell office:value-type="float" office:value="9083.5996" calcext:value-type="float">
            <text:p>9083.5996</text:p>
          </table:table-cell>
          <table:table-cell office:value-type="float" office:value="-0.0012" calcext:value-type="float">
            <text:p>-0.0012</text:p>
          </table:table-cell>
        </table:table-row>
        <table:table-row table:style-name="ro1">
          <table:table-cell office:value-type="float" office:value="-24.9926" calcext:value-type="float">
            <text:p>-24.9926</text:p>
          </table:table-cell>
          <table:table-cell office:value-type="float" office:value="9091.458" calcext:value-type="float">
            <text:p>9091.458</text:p>
          </table:table-cell>
          <table:table-cell office:value-type="float" office:value="-0.0015" calcext:value-type="float">
            <text:p>-0.0015</text:p>
          </table:table-cell>
        </table:table-row>
        <table:table-row table:style-name="ro1">
          <table:table-cell office:value-type="float" office:value="-24.9989" calcext:value-type="float">
            <text:p>-24.9989</text:p>
          </table:table-cell>
          <table:table-cell office:value-type="float" office:value="9095.9619" calcext:value-type="float">
            <text:p>9095.9619</text:p>
          </table:table-cell>
          <table:table-cell office:value-type="float" office:value="-0.0015" calcext:value-type="float">
            <text:p>-0.0015</text:p>
          </table:table-cell>
        </table:table-row>
        <table:table-row table:style-name="ro1">
          <table:table-cell office:value-type="float" office:value="-20.0004" calcext:value-type="float">
            <text:p>-20.0004</text:p>
          </table:table-cell>
          <table:table-cell office:value-type="float" office:value="9092.5361" calcext:value-type="float">
            <text:p>9092.5361</text:p>
          </table:table-cell>
          <table:table-cell office:value-type="float" office:value="-0.0012" calcext:value-type="float">
            <text:p>-0.0012</text:p>
          </table:table-cell>
        </table:table-row>
        <table:table-row table:style-name="ro1">
          <table:table-cell office:value-type="float" office:value="-15.0019" calcext:value-type="float">
            <text:p>-15.0019</text:p>
          </table:table-cell>
          <table:table-cell office:value-type="float" office:value="9084.8447" calcext:value-type="float">
            <text:p>9084.8447</text:p>
          </table:table-cell>
          <table:table-cell office:value-type="float" office:value="-0.0009" calcext:value-type="float">
            <text:p>-0.0009</text:p>
          </table:table-cell>
        </table:table-row>
        <table:table-row table:style-name="ro1">
          <table:table-cell office:value-type="float" office:value="-10.0034" calcext:value-type="float">
            <text:p>-10.0034</text:p>
          </table:table-cell>
          <table:table-cell office:value-type="float" office:value="9099.5234" calcext:value-type="float">
            <text:p>9099.5234</text:p>
          </table:table-cell>
          <table:table-cell office:value-type="float" office:value="-0.0006" calcext:value-type="float">
            <text:p>-0.0006</text:p>
          </table:table-cell>
        </table:table-row>
        <table:table-row table:style-name="ro1">
          <table:table-cell office:value-type="float" office:value="-5.0049" calcext:value-type="float">
            <text:p>-5.0049</text:p>
          </table:table-cell>
          <table:table-cell office:value-type="float" office:value="9092.9287" calcext:value-type="float">
            <text:p>9092.9287</text:p>
          </table:table-cell>
          <table:table-cell office:value-type="float" office:value="-0.0003" calcext:value-type="float">
            <text:p>-0.0003</text:p>
          </table:table-cell>
        </table:table-row>
        <table:table-row table:style-name="ro1">
          <table:table-cell office:value-type="float" office:value="-0.0063" calcext:value-type="float">
            <text:p>-0.0063</text:p>
          </table:table-cell>
          <table:table-cell office:value-type="float" office:value="9091.248" calcext:value-type="float">
            <text:p>9091.248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86.9131" calcext:value-type="float">
            <text:p>9086.9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85" calcext:value-type="float">
            <text:p>4.9985</text:p>
          </table:table-cell>
          <table:table-cell office:value-type="float" office:value="9085.8574" calcext:value-type="float">
            <text:p>9085.8574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9.997" calcext:value-type="float">
            <text:p>9.997</text:p>
          </table:table-cell>
          <table:table-cell office:value-type="float" office:value="9094.3203" calcext:value-type="float">
            <text:p>9094.3203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float" office:value="14.9956" calcext:value-type="float">
            <text:p>14.9956</text:p>
          </table:table-cell>
          <table:table-cell office:value-type="float" office:value="9080.3076" calcext:value-type="float">
            <text:p>9080.3076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float" office:value="19.9941" calcext:value-type="float">
            <text:p>19.9941</text:p>
          </table:table-cell>
          <table:table-cell office:value-type="float" office:value="9088.8281" calcext:value-type="float">
            <text:p>9088.8281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float" office:value="24.9926" calcext:value-type="float">
            <text:p>24.9926</text:p>
          </table:table-cell>
          <table:table-cell office:value-type="float" office:value="9089.3701" calcext:value-type="float">
            <text:p>9089.3701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office:value-type="float" office:value="24.9989" calcext:value-type="float">
            <text:p>24.9989</text:p>
          </table:table-cell>
          <table:table-cell office:value-type="float" office:value="9078.1592" calcext:value-type="float">
            <text:p>9078.1592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office:value-type="float" office:value="20.0004" calcext:value-type="float">
            <text:p>20.0004</text:p>
          </table:table-cell>
          <table:table-cell office:value-type="float" office:value="9084.7402" calcext:value-type="float">
            <text:p>9084.7402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float" office:value="15.0019" calcext:value-type="float">
            <text:p>15.0019</text:p>
          </table:table-cell>
          <table:table-cell office:value-type="float" office:value="9082.4717" calcext:value-type="float">
            <text:p>9082.4717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float" office:value="10.0034" calcext:value-type="float">
            <text:p>10.0034</text:p>
          </table:table-cell>
          <table:table-cell office:value-type="float" office:value="9082.8896" calcext:value-type="float">
            <text:p>9082.8896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float" office:value="5.0049" calcext:value-type="float">
            <text:p>5.0049</text:p>
          </table:table-cell>
          <table:table-cell office:value-type="float" office:value="9086.2412" calcext:value-type="float">
            <text:p>9086.2412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0.0063" calcext:value-type="float">
            <text:p>0.0063</text:p>
          </table:table-cell>
          <table:table-cell office:value-type="float" office:value="9090.5996" calcext:value-type="float">
            <text:p>9090.5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22" calcext:value-type="float">
            <text:p>-4.9922</text:p>
          </table:table-cell>
          <table:table-cell office:value-type="float" office:value="9070.4121" calcext:value-type="float">
            <text:p>9070.4121</text:p>
          </table:table-cell>
          <table:table-cell office:value-type="float" office:value="-0.0003" calcext:value-type="float">
            <text:p>-0.0003</text:p>
          </table:table-cell>
        </table:table-row>
        <table:table-row table:style-name="ro1">
          <table:table-cell office:value-type="float" office:value="-9.9907" calcext:value-type="float">
            <text:p>-9.9907</text:p>
          </table:table-cell>
          <table:table-cell office:value-type="float" office:value="9077.0957" calcext:value-type="float">
            <text:p>9077.0957</text:p>
          </table:table-cell>
          <table:table-cell office:value-type="float" office:value="-0.0006" calcext:value-type="float">
            <text:p>-0.0006</text:p>
          </table:table-cell>
        </table:table-row>
        <table:table-row table:style-name="ro1">
          <table:table-cell office:value-type="float" office:value="-14.9892" calcext:value-type="float">
            <text:p>-14.9892</text:p>
          </table:table-cell>
          <table:table-cell office:value-type="float" office:value="9080.2275" calcext:value-type="float">
            <text:p>9080.2275</text:p>
          </table:table-cell>
          <table:table-cell office:value-type="float" office:value="-0.0009" calcext:value-type="float">
            <text:p>-0.0009</text:p>
          </table:table-cell>
        </table:table-row>
        <table:table-row table:style-name="ro1">
          <table:table-cell office:value-type="float" office:value="-19.9878" calcext:value-type="float">
            <text:p>-19.9878</text:p>
          </table:table-cell>
          <table:table-cell office:value-type="float" office:value="9080.5313" calcext:value-type="float">
            <text:p>9080.5313</text:p>
          </table:table-cell>
          <table:table-cell office:value-type="float" office:value="-0.0012" calcext:value-type="float">
            <text:p>-0.0012</text:p>
          </table:table-cell>
        </table:table-row>
        <table:table-row table:style-name="ro1">
          <table:table-cell office:value-type="float" office:value="-24.9863" calcext:value-type="float">
            <text:p>-24.9863</text:p>
          </table:table-cell>
          <table:table-cell office:value-type="float" office:value="8601.3682" calcext:value-type="float">
            <text:p>8601.3682</text:p>
          </table:table-cell>
          <table:table-cell office:value-type="float" office:value="-0.0015" calcext:value-type="float">
            <text:p>-0.00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2T12:34:46.763251636</dc:date>
    <meta:editing-duration>PT2M10S</meta:editing-duration>
    <meta:editing-cycles>1</meta:editing-cycles>
    <meta:document-statistic meta:table-count="1" meta:cell-count="90" meta:object-count="0"/>
    <meta:generator>LibreOffice/5.1.6.2$Linux_X86_64 LibreOffice_project/10m0$Build-2</meta:generator>
  </office:meta>
</office:document-meta>
</file>